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8pt" style:text-underline-style="none" fo:font-weight="bold" officeooo:rsid="0019daf8" officeooo:paragraph-rsid="0019daf8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15pt" style:text-underline-style="none" fo:font-weight="bold" officeooo:rsid="0019daf8" officeooo:paragraph-rsid="0019daf8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style:text-underline-style="none" fo:font-weight="bold" officeooo:rsid="0019daf8" officeooo:paragraph-rsid="00208f90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style:text-underline-style="none" fo:font-weight="bold" officeooo:rsid="001bad1b" officeooo:paragraph-rsid="001bad1b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style:text-underline-style="none" fo:font-weight="normal" officeooo:rsid="0019daf8" officeooo:paragraph-rsid="0019daf8" style:font-size-asian="15pt" style:font-weight-asian="normal" style:font-size-complex="15pt" style:font-weight-complex="normal"/>
    </style:style>
    <style:style style:name="P6" style:family="paragraph" style:parent-style-name="Standard">
      <style:text-properties fo:font-size="15pt" style:text-underline-style="none" fo:font-weight="normal" officeooo:rsid="0019daf8" officeooo:paragraph-rsid="00208f90" style:font-size-asian="15pt" style:font-weight-asian="normal" style:font-size-complex="15pt" style:font-weight-complex="normal"/>
    </style:style>
    <style:style style:name="P7" style:family="paragraph" style:parent-style-name="Standard">
      <style:text-properties fo:color="#1c3687" fo:font-size="13pt" style:text-underline-style="none" fo:font-weight="bold" officeooo:rsid="0019daf8" officeooo:paragraph-rsid="0019daf8" style:font-size-asian="13pt" style:font-weight-asian="bold" style:font-size-complex="13pt" style:font-weight-complex="bold"/>
    </style:style>
    <style:style style:name="P8" style:family="paragraph" style:parent-style-name="Standard">
      <style:text-properties fo:color="#000000" fo:font-size="15pt" style:text-underline-style="none" fo:font-weight="normal" officeooo:rsid="001ef5de" officeooo:paragraph-rsid="001ef5de" style:font-size-asian="15pt" style:font-weight-asian="normal" style:font-size-complex="15pt" style:font-weight-complex="normal"/>
    </style:style>
    <style:style style:name="P9" style:family="paragraph" style:parent-style-name="Standard">
      <style:text-properties fo:color="#000000" fo:font-weight="normal" officeooo:paragraph-rsid="0022c4de" style:font-weight-asian="normal" style:font-weight-complex="normal"/>
    </style:style>
    <style:style style:name="P10" style:family="paragraph" style:parent-style-name="Standard">
      <style:text-properties fo:color="#000000" fo:font-weight="normal" officeooo:rsid="0023de9b" officeooo:paragraph-rsid="0023de9b" style:font-weight-asian="normal" style:font-weight-complex="normal"/>
    </style:style>
    <style:style style:name="P11" style:family="paragraph" style:parent-style-name="Standard">
      <style:text-properties officeooo:rsid="0023de9b" officeooo:paragraph-rsid="0023de9b"/>
    </style:style>
    <style:style style:name="P12" style:family="paragraph" style:parent-style-name="Standard">
      <style:text-properties fo:font-size="28pt" style:text-underline-style="solid" style:text-underline-width="auto" style:text-underline-color="font-color" fo:font-weight="bold" officeooo:rsid="0019daf8" officeooo:paragraph-rsid="0019daf8" style:font-size-asian="28pt" style:font-weight-asian="bold" style:font-size-complex="28pt" style:font-weight-complex="bold"/>
    </style:style>
    <style:style style:name="P13" style:family="paragraph" style:parent-style-name="Standard" style:list-style-name="L1">
      <style:text-properties fo:color="#1c3687" fo:font-size="15pt" style:text-underline-style="none" fo:font-weight="bold" officeooo:rsid="0019daf8" officeooo:paragraph-rsid="00208f90" style:font-size-asian="15pt" style:font-weight-asian="bold" style:font-size-complex="15pt" style:font-weight-complex="bold"/>
    </style:style>
    <style:style style:name="P14" style:family="paragraph" style:parent-style-name="Standard" style:list-style-name="L2">
      <style:text-properties fo:color="#1c3687" fo:font-size="15pt" style:text-underline-style="none" fo:font-weight="bold" officeooo:rsid="001bad1b" officeooo:paragraph-rsid="0019daf8" style:font-size-asian="15pt" style:font-weight-asian="bold" style:font-size-complex="15pt" style:font-weight-complex="bold"/>
    </style:style>
    <style:style style:name="P15" style:family="paragraph" style:parent-style-name="Standard">
      <style:text-properties fo:color="#000000" fo:font-size="15pt" style:text-underline-style="none" fo:font-weight="bold" officeooo:rsid="001bad1b" officeooo:paragraph-rsid="001bad1b" style:font-size-asian="15pt" style:font-weight-asian="bold" style:font-size-complex="15pt" style:font-weight-complex="bold"/>
    </style:style>
    <style:style style:name="P16" style:family="paragraph" style:parent-style-name="Standard">
      <style:text-properties fo:color="#000000" fo:font-size="15pt" style:text-underline-style="none" fo:font-weight="bold" officeooo:rsid="001ef5de" officeooo:paragraph-rsid="001ef5de" style:font-size-asian="15pt" style:font-weight-asian="bold" style:font-size-complex="15pt" style:font-weight-complex="bold"/>
    </style:style>
    <style:style style:name="P17" style:family="paragraph" style:parent-style-name="Standard" style:list-style-name="L4">
      <style:text-properties fo:color="#000000" fo:font-size="15pt" style:text-underline-style="none" fo:font-weight="bold" officeooo:rsid="001ef5de" officeooo:paragraph-rsid="001ef5de" style:font-size-asian="15pt" style:font-weight-asian="bold" style:font-size-complex="15pt" style:font-weight-complex="bold"/>
    </style:style>
    <style:style style:name="P18" style:family="paragraph" style:parent-style-name="Standard">
      <style:text-properties fo:color="#000000" fo:font-size="15pt" style:text-underline-style="none" fo:font-weight="bold" officeooo:rsid="00208f90" officeooo:paragraph-rsid="00208f90" style:font-size-asian="15pt" style:font-weight-asian="bold" style:font-size-complex="15pt" style:font-weight-complex="bold"/>
    </style:style>
    <style:style style:name="P19" style:family="paragraph" style:parent-style-name="Standard">
      <style:text-properties fo:color="#000000" fo:font-size="15pt" style:text-underline-style="none" fo:font-weight="bold" officeooo:rsid="0022c4de" officeooo:paragraph-rsid="0022c4de" style:font-size-asian="15pt" style:font-weight-asian="bold" style:font-size-complex="15pt" style:font-weight-complex="bold"/>
    </style:style>
    <style:style style:name="P20" style:family="paragraph" style:parent-style-name="Standard">
      <style:text-properties fo:color="#000000" fo:font-size="15pt" style:text-underline-style="none" fo:font-weight="bold" officeooo:rsid="0023de9b" officeooo:paragraph-rsid="0023de9b" style:font-size-asian="15pt" style:font-weight-asian="bold" style:font-size-complex="15pt" style:font-weight-complex="bold"/>
    </style:style>
    <style:style style:name="P21" style:family="paragraph" style:parent-style-name="Standard">
      <style:text-properties fo:color="#000000" fo:font-size="15pt" style:text-underline-style="none" fo:font-weight="normal" officeooo:rsid="0022c4de" officeooo:paragraph-rsid="0022c4de" style:font-size-asian="15pt" style:font-weight-asian="normal" style:font-size-complex="15pt" style:font-weight-complex="normal"/>
    </style:style>
    <style:style style:name="P22" style:family="paragraph" style:parent-style-name="Standard">
      <style:text-properties fo:color="#000000" fo:font-size="15pt" style:text-underline-style="none" fo:font-weight="normal" officeooo:rsid="0023de9b" officeooo:paragraph-rsid="0023de9b" style:font-size-asian="15pt" style:font-weight-asian="normal" style:font-size-complex="15pt" style:font-weight-complex="normal"/>
    </style:style>
    <style:style style:name="P23" style:family="paragraph" style:parent-style-name="Standard">
      <style:text-properties fo:color="#000000" fo:font-size="15pt" style:text-underline-style="none" fo:font-weight="normal" officeooo:rsid="0019daf8" officeooo:paragraph-rsid="00291c90" style:font-size-asian="15pt" style:font-weight-asian="normal" style:font-size-complex="15pt" style:font-weight-complex="normal"/>
    </style:style>
    <style:style style:name="P24" style:family="paragraph" style:parent-style-name="Standard">
      <style:text-properties fo:color="#000000" fo:font-size="15pt" style:text-underline-style="none" fo:font-weight="normal" officeooo:rsid="001ef5de" officeooo:paragraph-rsid="001ef5de" style:font-size-asian="15pt" style:font-weight-asian="normal" style:font-size-complex="15pt" style:font-weight-complex="normal"/>
    </style:style>
    <style:style style:name="P25" style:family="paragraph" style:parent-style-name="Standard">
      <style:text-properties fo:color="#000000" fo:font-size="15pt" style:text-underline-style="none" fo:font-weight="normal" officeooo:rsid="001ef5de" officeooo:paragraph-rsid="00297891" style:font-size-asian="15pt" style:font-weight-asian="normal" style:font-size-complex="15pt" style:font-weight-complex="normal"/>
    </style:style>
    <style:style style:name="P26" style:family="paragraph" style:parent-style-name="Standard" style:list-style-name="L9">
      <style:text-properties fo:color="#182f7c" fo:font-size="15pt" style:text-underline-style="none" fo:font-weight="bold" officeooo:rsid="0019daf8" officeooo:paragraph-rsid="00291c90" style:font-size-asian="15pt" style:font-weight-asian="bold" style:font-size-complex="15pt" style:font-weight-complex="bold"/>
    </style:style>
    <style:style style:name="P27" style:family="paragraph" style:parent-style-name="Standard" style:list-style-name="L4">
      <style:text-properties fo:color="#182f7c" fo:font-size="15pt" style:text-underline-style="none" fo:font-weight="bold" officeooo:rsid="001ef5de" officeooo:paragraph-rsid="001ef5de" style:font-size-asian="15pt" style:font-weight-asian="bold" style:font-size-complex="15pt" style:font-weight-complex="bold"/>
    </style:style>
    <style:style style:name="P28" style:family="paragraph" style:parent-style-name="Standard" style:list-style-name="L5">
      <style:text-properties fo:color="#182f7c" fo:font-size="15pt" style:text-underline-style="none" fo:font-weight="bold" officeooo:rsid="00208f90" officeooo:paragraph-rsid="00208f90" style:font-size-asian="15pt" style:font-weight-asian="bold" style:font-size-complex="15pt" style:font-weight-complex="bold"/>
    </style:style>
    <style:style style:name="P29" style:family="paragraph" style:parent-style-name="Standard" style:list-style-name="L6">
      <style:text-properties fo:color="#182f7c" fo:font-size="15pt" style:text-underline-style="none" fo:font-weight="bold" officeooo:rsid="0022c4de" officeooo:paragraph-rsid="0022c4de" style:font-size-asian="15pt" style:font-weight-asian="bold" style:font-size-complex="15pt" style:font-weight-complex="bold"/>
    </style:style>
    <style:style style:name="P30" style:family="paragraph" style:parent-style-name="Standard" style:list-style-name="L7">
      <style:text-properties fo:color="#182f7c" fo:font-size="15pt" style:text-underline-style="none" fo:font-weight="bold" officeooo:rsid="0023de9b" officeooo:paragraph-rsid="0023de9b" style:font-size-asian="15pt" style:font-weight-asian="bold" style:font-size-complex="15pt" style:font-weight-complex="bold"/>
    </style:style>
    <style:style style:name="P31" style:family="paragraph" style:parent-style-name="Standard">
      <style:text-properties fo:color="#182f7c" fo:font-size="15pt" style:text-underline-style="none" fo:font-weight="bold" officeooo:rsid="0023de9b" officeooo:paragraph-rsid="0023de9b" style:font-size-asian="15pt" style:font-weight-asian="bold" style:font-size-complex="15pt" style:font-weight-complex="bold"/>
    </style:style>
    <style:style style:name="P32" style:family="paragraph" style:parent-style-name="Standard" style:list-style-name="L8">
      <style:text-properties fo:color="#182f7c" fo:font-size="14pt" style:text-underline-style="none" fo:font-weight="bold" officeooo:rsid="00208f90" officeooo:paragraph-rsid="00208f90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780f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/>
    </style:style>
    <style:style style:name="T6" style:family="text">
      <style:text-properties fo:color="#000000" fo:font-size="15pt" style:text-underline-style="none" fo:font-weight="bold" style:font-size-asian="15pt" style:font-weight-asian="bold" style:font-size-complex="15pt" style:font-weight-complex="bold"/>
    </style:style>
    <style:style style:name="T7" style:family="text">
      <style:text-properties fo:color="#000000" fo:font-size="15pt" style:text-underline-style="none" fo:font-weight="bold" officeooo:rsid="0022c4de" style:font-size-asian="15pt" style:font-weight-asian="bold" style:font-size-complex="15pt" style:font-weight-complex="bold"/>
    </style:style>
    <style:style style:name="T8" style:family="text">
      <style:text-properties fo:color="#182f7c"/>
    </style:style>
    <style:style style:name="T9" style:family="text">
      <style:text-properties fo:font-size="15pt" style:text-underline-style="none" style:font-size-asian="15pt" style:font-size-complex="15pt"/>
    </style:style>
    <style:style style:name="T10" style:family="text">
      <style:text-properties fo:font-size="15pt" style:text-underline-style="none" officeooo:rsid="0022c4de" style:font-size-asian="15pt" style:font-size-complex="15pt"/>
    </style:style>
    <style:style style:name="T11" style:family="text">
      <style:text-properties officeooo:rsid="0021c0b7"/>
    </style:style>
    <style:style style:name="T12" style:family="text">
      <style:text-properties fo:color="#ce181e" fo:font-size="15pt" style:text-underline-style="none" style:font-size-asian="15pt" style:font-size-complex="15pt"/>
    </style:style>
    <style:style style:name="T13" style:family="text">
      <style:text-properties fo:color="#ba131a" fo:font-size="15pt" style:text-underline-style="none" officeooo:rsid="0022c4de" style:font-size-asian="15pt" style:font-size-complex="1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9"/><text:span text:style-name="T3">Créer un ficher exercice.sql</text:span></text:p>
      <text:p text:style-name="P12"/>
      <text:p text:style-name="P2">1- Afficher la liste des pays ou simplon est present.</text:p>
      <text:p text:style-name="P2"/>
      <text:list xml:id="list2844308519" text:style-name="L1">
        <text:list-item>
          <text:p text:style-name="P13">select * from pays;</text:p>
        </text:list-item>
      </text:list>
      <text:p text:style-name="P6">+----+-----------+--------+</text:p>
      <text:p text:style-name="P6">| id | nom <text:s text:c="6"/>| ville <text:s/>|</text:p>
      <text:p text:style-name="P6">+----+-----------+--------+</text:p>
      <text:p text:style-name="P6">| <text:s/>1 | Sénégal <text:s text:c="2"/>| Dakar <text:s/>|</text:p>
      <text:p text:style-name="P6">| <text:s/>2 | Mali <text:s text:c="5"/>| Bamako |</text:p>
      <text:p text:style-name="P6">| <text:s/>3 | Sénégal <text:s text:c="2"/>| <text:span text:style-name="T11">Thiès</text:span> <text:s/>|</text:p>
      <text:p text:style-name="P3"><text:span text:style-name="T4">+----+-----------+--------</text:span>+</text:p>
      <text:p text:style-name="P2">2- Afficher la liste des fabriques de la ville de Dakar.</text:p>
      <text:p text:style-name="P7"/>
      <text:list xml:id="list3560312207" text:style-name="L2">
        <text:list-item>
          <text:p text:style-name="P14">select nom from fabrique where ville = 'Dakar';</text:p>
        </text:list-item>
      </text:list>
      <text:p text:style-name="P5">+-------------------+</text:p>
      <text:p text:style-name="P5">| nom <text:s text:c="14"/>|</text:p>
      <text:p text:style-name="P5">+-------------------+</text:p>
      <text:p text:style-name="P5">| simplon <text:s text:c="10"/>|</text:p>
      <text:p text:style-name="P5">| simplon académie <text:s/>|</text:p>
      <text:p text:style-name="P5">+-------------------+</text:p>
      <text:p text:style-name="P4">3- Afficher la liste des pays qui ont au moins 2 fabriques<text:span text:style-name="T5">.</text:span></text:p>
      <text:p text:style-name="P15"/>
      <text:list xml:id="list3233998200" text:style-name="L9">
        <text:list-item>
          <text:p text:style-name="P26">select count(nom) from pays where 'fabrique' &gt; 2;</text:p>
        </text:list-item>
      </text:list>
      <text:p text:style-name="P16"/>
      <text:p text:style-name="P8"><text:span text:style-name="T1">4- Aff</text:span><text:span text:style-name="T2">e</text:span><text:span text:style-name="T1">icher le nombre d’apprenant par fabrique.</text:span></text:p>
      <text:list xml:id="list171863669" text:style-name="L4">
        <text:list-header>
          <text:p text:style-name="P17"/>
        </text:list-header>
        <text:list-item>
          <text:p text:style-name="P27">select count(id) from fabrique;</text:p>
        </text:list-item>
      </text:list>
      <text:p text:style-name="P8">+-----------+</text:p>
      <text:p text:style-name="P8">| count(id) |</text:p>
      <text:p text:style-name="P8">+-----------+</text:p>
      <text:p text:style-name="P8">| <text:s text:c="8"/>2 |</text:p>
      <text:p text:style-name="P8">+-----------+</text:p>
      <text:p text:style-name="P25"/>
      <text:p text:style-name="P18">5- Afficher la liste des référentiel par fabrique.</text:p>
      <text:p text:style-name="P18"/>
      <text:list xml:id="list2003447380" text:style-name="L5">
        <text:list-item>
          <text:p text:style-name="P28">select count(nom_ref) from referentiel where 'fabrique';</text:p>
        </text:list-item>
      </text:list>
      <text:p text:style-name="P18"/>
      <text:p text:style-name="P18">6- La liste des apprenants qui ont au moins un contrat.</text:p>
      <text:list xml:id="list1689657699" text:style-name="L8">
        <text:list-header>
          <text:p text:style-name="P32"/>
        </text:list-header>
        <text:list-item>
          <text:p text:style-name="P32"><text:soft-page-break/>select count(*) from apprenant where 'contrat' &gt; 2;</text:p>
          <text:p text:style-name="P32"/>
        </text:list-item>
      </text:list>
      <text:p text:style-name="P19">7- «Écrire l’ordre sql qui permet d’ajouter un champ «ouvert» à la table «cohorte» de type boolean.</text:p>
      <text:p text:style-name="P19"/>
      <text:list xml:id="list3070838359" text:style-name="L6">
        <text:list-item>
          <text:p text:style-name="P29">alter table cohorte add ouvert boolean;</text:p>
          <text:p text:style-name="P29"/>
        </text:list-item>
        <text:list-item>
          <text:p text:style-name="P29">select * from cohorte;</text:p>
        </text:list-item>
      </text:list>
      <text:p text:style-name="P21"/>
      <text:p text:style-name="P21">+----+------------+------------+------------------+--------+</text:p>
      <text:p text:style-name="P21">| id | date_debut | date_fin <text:s text:c="2"/>| nombre_apprenant | ouvert |</text:p>
      <text:p text:style-name="P21">+----+------------+------------+------------------+--------+</text:p>
      <text:p text:style-name="P21">| <text:s/>1 | 2019-04-01 | 2019-11-30 | <text:s text:c="14"/>26 | <text:s text:c="2"/>NULL |</text:p>
      <text:p text:style-name="P21">| <text:s/>2 | 2019-04-01 | 2019-11-30 | <text:s text:c="14"/>26 | <text:s text:c="2"/>NULL |</text:p>
      <text:p text:style-name="P21">+----+------------+------------+------------------+--------+</text:p>
      <text:p text:style-name="P19"/>
      <text:p text:style-name="P11"><text:span text:style-name="T7">8- </text:span><text:span text:style-name="T6">Modifier le type du champ sexe au-lieu de boolean on utilise Char(1).</text:span></text:p>
      <text:p text:style-name="P20"/>
      <text:list xml:id="list791883254" text:style-name="L7">
        <text:list-item>
          <text:p text:style-name="P30">alter table apprenant modify sexe char (1);</text:p>
        </text:list-item>
      </text:list>
      <text:p text:style-name="P31"/>
      <text:list xml:id="list111625219276133" text:continue-numbering="true" text:style-name="L7">
        <text:list-item>
          <text:p text:style-name="P30"><text:s/>desc apprenant;</text:p>
        </text:list-item>
      </text:list>
      <text:p text:style-name="P22">+----------------+-------------+------+-----+---------+----------------+</text:p>
      <text:p text:style-name="P22">| Field <text:s text:c="9"/>| Type <text:s text:c="7"/>| Null | Key | Default | Extra <text:s text:c="9"/>|</text:p>
      <text:p text:style-name="P22">+----------------+-------------+------+-----+---------+----------------+</text:p>
      <text:p text:style-name="P22">| id <text:s text:c="12"/>| int(11) <text:s text:c="4"/>| NO <text:s text:c="2"/>| PRI | NULL <text:s text:c="3"/>| auto_increment |</text:p>
      <text:p text:style-name="P22">| nom <text:s text:c="11"/>| varchar(45) | NO <text:s text:c="2"/>| <text:s text:c="4"/>| NULL <text:s text:c="3"/>| <text:s text:c="15"/>|</text:p>
      <text:p text:style-name="P22">| prenom <text:s text:c="8"/>| varchar(45) | NO <text:s text:c="2"/>| <text:s text:c="4"/>| NULL <text:s text:c="3"/>| <text:s text:c="15"/>|</text:p>
      <text:p text:style-name="P22">| statut <text:s text:c="8"/>| varchar(45) | NO <text:s text:c="2"/>| <text:s text:c="4"/>| NULL <text:s text:c="3"/>| <text:s text:c="15"/>|</text:p>
      <text:p text:style-name="P22">| date_naissance | date <text:s text:c="7"/>| NO <text:s text:c="2"/>| <text:s text:c="4"/>| NULL <text:s text:c="3"/>| <text:s text:c="15"/>|</text:p>
      <text:p text:style-name="P10"><text:span text:style-name="T12">| sexe <text:s text:c="10"/>| char(1) <text:s text:c="4"/>| YES <text:s/>| <text:s text:c="4"/>| NULL <text:s text:c="3"/>| </text:span><text:span text:style-name="T9"><text:s text:c="15"/>|</text:span></text:p>
      <text:p text:style-name="P22">| email <text:s text:c="9"/>| varchar(45) | NO <text:s text:c="2"/>| <text:s text:c="4"/>| NULL <text:s text:c="3"/>| <text:s text:c="15"/>|</text:p>
      <text:p text:style-name="P22">| tel <text:s text:c="11"/>| int(11) <text:s text:c="4"/>| NO <text:s text:c="2"/>| <text:s text:c="4"/>| NULL <text:s text:c="3"/>| <text:s text:c="15"/>|</text:p>
      <text:p text:style-name="P22">| id_referentiel | int(11) <text:s text:c="4"/>| NO <text:s text:c="2"/>| MUL | NULL <text:s text:c="3"/>| <text:s text:c="15"/>|</text:p>
      <text:p text:style-name="P22">| id_cohorte <text:s text:c="4"/>| int(11) <text:s text:c="4"/>| NO <text:s text:c="2"/>| MUL | NULL <text:s text:c="3"/>| <text:s text:c="15"/>|</text:p>
      <text:p text:style-name="P22">| id_fabrique <text:s text:c="3"/>| int(11) <text:s text:c="4"/>| NO <text:s text:c="2"/>| MUL | NULL <text:s text:c="3"/>| <text:s text:c="15"/>|</text:p>
      <text:p text:style-name="P22">+----------------+-------------+------+-----+---------+----------------+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fo:color="#182f7c" style:font-name="OpenSymbol" fo:font-family="OpenSymbol" style:font-charset="x-symbol" fo:font-size="13pt" style:font-name-asian="OpenSymbol" style:font-family-asian="OpenSymbol" style:font-charset-asian="x-symbol" style:font-size-asian="11.3500003814697pt" style:font-name-complex="OpenSymbol" style:font-family-complex="OpenSymbol" style:font-charset-complex="x-symbol" style:font-size-complex="13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0:13:47.309379498</meta:creation-date>
    <dc:date>2019-07-05T11:16:24.026422252</dc:date>
    <meta:editing-duration>PT2H15M1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62" meta:word-count="443" meta:character-count="2736" meta:non-whitespace-character-count="1949"/>
  </office:meta>
</office:document-meta>
</file>